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1493" svg:stroke-opacity="0%" draw:fill-color="#1e90ff" draw:textarea-horizontal-align="justify" draw:textarea-vertical-align="top" draw:auto-grow-height="false" fo:min-height="2.75cm" fo:min-width="3.5cm"/>
    </style:style>
    <style:style style:name="gr2" style:family="graphic" style:parent-style-name="standard">
      <style:graphic-properties svg:stroke-color="#ff1493" svg:stroke-opacity="0%" draw:fill-color="#1e90ff" draw:opacity="100%" draw:opacity-name="" draw:textarea-horizontal-align="justify" draw:textarea-vertical-align="top" draw:auto-grow-height="false" fo:min-height="2.75cm" fo:min-width="3.5cm"/>
    </style:style>
    <style:style style:name="gr3" style:family="graphic" style:parent-style-name="objectwithoutfill">
      <style:graphic-properties svg:stroke-width="0.106cm" svg:stroke-color="#ff149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opacity="0%" draw:fill-color="#4682b4" draw:textarea-horizontal-align="justify" draw:textarea-vertical-align="middle" draw:auto-grow-height="false" fo:min-height="0.75cm" fo:min-width="2.5cm"/>
    </style:style>
    <style:style style:name="gr5" style:family="graphic" style:parent-style-name="standard" style:list-style-name="L1">
      <style:graphic-properties svg:stroke-opacity="0%" draw:fill-color="#4682b4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color="#ed1c24" svg:stroke-opacity="0%" draw:fill-color="#ff1493" draw:textarea-horizontal-align="justify" draw:textarea-vertical-align="middle" draw:auto-grow-height="false" fo:min-height="0.7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1e90ff"/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-color="#1e90ff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682b4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P8" style:family="paragraph">
      <loext:graphic-properties draw:fill-color="#4682b4"/>
      <style:paragraph-properties fo:text-align="center"/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P9" style:family="paragraph">
      <loext:graphic-properties draw:fill-color="#ff1493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cm" svg:height="3cm" svg:x="3cm" svg:y="5cm">
          <text:p text:style-name="P1">CubeMX .ioc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3cm" svg:x="11cm" svg:y="5cm">
          <text:p text:style-name="P3">CubeMX .ioc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cm" svg:y1="7cm" svg:x2="11.5cm" svg:y2="7cm">
          <text:p/>
        </draw:line>
        <draw:custom-shape draw:style-name="gr4" draw:text-style-name="P6" draw:layer="layout" svg:width="3cm" svg:height="1cm" svg:x="3.5cm" svg:y="6.5cm">
          <text:p text:style-name="P1"><text:span text:style-name="T1">Periph </text:span><text:span text:style-name="T1"><text:line-break/></text:span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cm" svg:height="1cm" svg:x="11.5cm" svg:y="6.5cm">
          <text:p text:style-name="P7">Periph <text:line-break/>configuration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2cm" svg:x="7cm" svg:y="3cm">
          <text:p text:style-name="P1">Im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0:41:33.442000000</meta:creation-date>
    <dc:date>2019-05-05T10:54:23.717000000</dc:date>
    <meta:editing-duration>PT12M51S</meta:editing-duration>
    <meta:editing-cycles>2</meta:editing-cycles>
    <meta:generator>LibreOffice/5.4.3.2$Windows_X86_64 LibreOffice_project/92a7159f7e4af62137622921e809f8546db437e5</meta:generator>
    <meta:document-statistic meta:object-count="6"/>
  </office:meta>
</office:document-meta>
</file>